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86cm"/>
    </style:style>
    <style:style style:name="co3" style:family="table-column">
      <style:table-column-properties fo:break-before="auto" style:column-width="4.994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674cm"/>
    </style:style>
    <style:style style:name="co6" style:family="table-column">
      <style:table-column-properties fo:break-before="auto" style:column-width="2.85cm"/>
    </style:style>
    <style:style style:name="co7" style:family="table-column">
      <style:table-column-properties fo:break-before="auto" style:column-width="2.836cm"/>
    </style:style>
    <style:style style:name="co8" style:family="table-column">
      <style:table-column-properties fo:break-before="auto" style:column-width="2.651cm"/>
    </style:style>
    <style:style style:name="co9" style:family="table-column">
      <style:table-column-properties fo:break-before="auto" style:column-width="2.743cm"/>
    </style:style>
    <style:style style:name="co10" style:family="table-column">
      <style:table-column-properties fo:break-before="auto" style:column-width="3.205cm"/>
    </style:style>
    <style:style style:name="co11" style:family="table-column">
      <style:table-column-properties fo:break-before="auto" style:column-width="2.404cm"/>
    </style:style>
    <style:style style:name="co12" style:family="table-column">
      <style:table-column-properties fo:break-before="auto" style:column-width="3.08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Project name</text:p>
          </table:table-cell>
          <table:table-cell office:value-type="string">
            <text:p>name</text:p>
          </table:table-cell>
          <table:table-cell/>
          <table:table-cell office:value-type="string">
            <text:p>audio</text:p>
          </table:table-cell>
          <table:table-cell office:value-type="string">
            <text:p>video</text:p>
          </table:table-cell>
          <table:table-cell office:value-type="string">
            <text:p>Re-evaluation</text:p>
          </table:table-cell>
          <table:table-cell office:value-type="string">
            <text:p>paymentAudio</text:p>
          </table:table-cell>
          <table:table-cell office:value-type="string">
            <text:p>paymentVideo</text:p>
          </table:table-cell>
          <table:table-cell office:value-type="string">
            <text:p>paymentTotal</text:p>
          </table:table-cell>
          <table:table-cell office:value-type="string">
            <text:p>10% to aman</text:p>
          </table:table-cell>
          <table:table-cell office:value-type="string">
            <text:p>my income</text:p>
          </table:table-cell>
          <table:table-cell/>
          <table:table-cell office:value-type="string">
            <text:p>projectCompletion</text:p>
          </table:table-cell>
          <table:table-cell/>
          <table:table-cell office:value-type="string">
            <text:p>recived on</text:p>
          </table:table-cell>
          <table:table-cell office:value-type="string">
            <text:p>submited on</text:p>
          </table:table-cell>
          <table:table-cell office:value-type="string">
            <text:p>payment on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umpers</text:p>
          </table:table-cell>
          <table:table-cell office:value-type="string">
            <text:p>Amrita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600">
            <text:p>600</text:p>
          </table:table-cell>
          <table:table-cell office:value-type="float" office:value="800">
            <text:p>800</text:p>
          </table:table-cell>
          <table:table-cell office:value-type="float" office:value="80">
            <text:p>80</text:p>
          </table:table-cell>
          <table:table-cell office:value-type="float" office:value="720">
            <text:p>720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date" office:date-value="2022-01-20">
            <text:p>20/01/22</text:p>
          </table:table-cell>
          <table:table-cell table:style-name="ce2" office:value-type="date" office:date-value="2022-01-21">
            <text:p>21/01/22</text:p>
          </table:table-cell>
          <table:table-cell table:style-name="ce2" office:value-type="date" office:date-value="2022-01-22">
            <text:p>22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ultiverse</text:p>
          </table:table-cell>
          <table:table-cell office:value-type="string">
            <text:p>Nikhil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600">
            <text:p>600</text:p>
          </table:table-cell>
          <table:table-cell office:value-type="float" office:value="750">
            <text:p>750</text:p>
          </table:table-cell>
          <table:table-cell office:value-type="float" office:value="75">
            <text:p>75</text:p>
          </table:table-cell>
          <table:table-cell office:value-type="float" office:value="675">
            <text:p>675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date" office:date-value="2022-01-21">
            <text:p>21/01/22</text:p>
          </table:table-cell>
          <table:table-cell table:style-name="ce2" office:value-type="date" office:date-value="2022-01-22">
            <text:p>22/01/22</text:p>
          </table:table-cell>
          <table:table-cell table:style-name="ce2" office:value-type="date" office:date-value="2022-01-23">
            <text:p>23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ternal Code</text:p>
          </table:table-cell>
          <table:table-cell office:value-type="string">
            <text:p>Nikhil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600">
            <text:p>600</text:p>
          </table:table-cell>
          <table:table-cell office:value-type="float" office:value="750">
            <text:p>750</text:p>
          </table:table-cell>
          <table:table-cell office:value-type="float" office:value="75">
            <text:p>75</text:p>
          </table:table-cell>
          <table:table-cell office:value-type="float" office:value="675">
            <text:p>675</text:p>
          </table:table-cell>
          <table:table-cell/>
          <table:table-cell office:value-type="string">
            <text:p>yes</text:p>
          </table:table-cell>
          <table:table-cell/>
          <table:table-cell table:number-columns-repeated="3" table:style-name="ce2" office:value-type="date" office:date-value="2022-01-26">
            <text:p>26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pcoming Summer</text:p>
          </table:table-cell>
          <table:table-cell office:value-type="string">
            <text:p>Nihal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600">
            <text:p>600</text:p>
          </table:table-cell>
          <table:table-cell office:value-type="float" office:value="750">
            <text:p>750</text:p>
          </table:table-cell>
          <table:table-cell office:value-type="float" office:value="75">
            <text:p>75</text:p>
          </table:table-cell>
          <table:table-cell office:value-type="float" office:value="675">
            <text:p>675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date" office:date-value="2022-01-23">
            <text:p>23/01/22</text:p>
          </table:table-cell>
          <table:table-cell table:style-name="ce2" office:value-type="date" office:date-value="2022-01-24">
            <text:p>24/01/22</text:p>
          </table:table-cell>
          <table:table-cell table:style-name="ce2" office:value-type="date" office:date-value="2022-01-25">
            <text:p>25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nknown</text:p>
          </table:table-cell>
          <table:table-cell office:value-type="string">
            <text:p>Nihal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date" office:date-value="2022-01-23">
            <text:p>23/01/22</text:p>
          </table:table-cell>
          <table:table-cell table:style-name="ce2" office:value-type="date" office:date-value="2022-01-24">
            <text:p>24/01/22</text:p>
          </table:table-cell>
          <table:table-cell table:style-name="ce2" office:value-type="date" office:date-value="2022-01-25">
            <text:p>25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ot Young Blood</text:p>
          </table:table-cell>
          <table:table-cell office:value-type="string">
            <text:p>Nihla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600">
            <text:p>600</text:p>
          </table:table-cell>
          <table:table-cell office:value-type="float" office:value="750">
            <text:p>750</text:p>
          </table:table-cell>
          <table:table-cell office:value-type="float" office:value="75">
            <text:p>75</text:p>
          </table:table-cell>
          <table:table-cell office:value-type="float" office:value="675">
            <text:p>675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date" office:date-value="2022-01-24">
            <text:p>24/01/22</text:p>
          </table:table-cell>
          <table:table-cell table:number-columns-repeated="2" table:style-name="ce2" office:value-type="date" office:date-value="2022-01-25">
            <text:p>25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evolt</text:p>
          </table:table-cell>
          <table:table-cell office:value-type="string">
            <text:p>Amrita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600">
            <text:p>600</text:p>
          </table:table-cell>
          <table:table-cell office:value-type="float" office:value="800">
            <text:p>800</text:p>
          </table:table-cell>
          <table:table-cell office:value-type="float" office:value="80">
            <text:p>80</text:p>
          </table:table-cell>
          <table:table-cell office:value-type="float" office:value="720">
            <text:p>720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date" office:date-value="2022-01-24">
            <text:p>24/01/22</text:p>
          </table:table-cell>
          <table:table-cell table:style-name="ce2" office:value-type="date" office:date-value="2022-01-25">
            <text:p>25/01/22</text:p>
          </table:table-cell>
          <table:table-cell table:style-name="ce2" office:value-type="date" office:date-value="2022-01-26">
            <text:p>26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ead Rising Watch Over</text:p>
          </table:table-cell>
          <table:table-cell office:value-type="string">
            <text:p>Nikhil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700">
            <text:p>700</text:p>
          </table:table-cell>
          <table:table-cell office:value-type="float" office:value="850">
            <text:p>850</text:p>
          </table:table-cell>
          <table:table-cell office:value-type="float" office:value="85">
            <text:p>85</text:p>
          </table:table-cell>
          <table:table-cell office:value-type="float" office:value="775">
            <text:p>775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table:style-name="ce2" office:value-type="date" office:date-value="2022-01-26">
            <text:p>26/01/22</text:p>
          </table:table-cell>
          <table:table-cell table:style-name="ce2" office:value-type="date" office:date-value="2022-01-27">
            <text:p>27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nknown</text:p>
          </table:table-cell>
          <table:table-cell office:value-type="string">
            <text:p>Nihal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date" office:date-value="2022-01-26">
            <text:p>26/01/22</text:p>
          </table:table-cell>
          <table:table-cell table:number-columns-repeated="2" table:style-name="ce2" office:value-type="date" office:date-value="2022-01-28">
            <text:p>28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he Mummy</text:p>
          </table:table-cell>
          <table:table-cell office:value-type="string">
            <text:p>Nikhil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700">
            <text:p>700</text:p>
          </table:table-cell>
          <table:table-cell office:value-type="float" office:value="850">
            <text:p>850</text:p>
          </table:table-cell>
          <table:table-cell office:value-type="float" office:value="85">
            <text:p>85</text:p>
          </table:table-cell>
          <table:table-cell office:value-type="float" office:value="775">
            <text:p>775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date" office:date-value="2022-01-27">
            <text:p>27/01/22</text:p>
          </table:table-cell>
          <table:table-cell table:style-name="ce2" office:value-type="date" office:date-value="2022-01-28">
            <text:p>28/01/22</text:p>
          </table:table-cell>
          <table:table-cell table:style-name="ce2" office:value-type="date" office:date-value="2022-01-31">
            <text:p>31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unknown</text:p>
          </table:table-cell>
          <table:table-cell office:value-type="string">
            <text:p>Nihal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yes</text:p>
          </table:table-cell>
          <table:table-cell/>
          <table:table-cell table:number-columns-repeated="3" table:style-name="ce2" office:value-type="date" office:date-value="2022-01-29">
            <text:p>29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unknown</text:p>
          </table:table-cell>
          <table:table-cell office:value-type="string">
            <text:p>Nihal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yes</text:p>
          </table:table-cell>
          <table:table-cell/>
          <table:table-cell table:number-columns-repeated="3" table:style-name="ce2" office:value-type="date" office:date-value="2022-01-29">
            <text:p>29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unknown</text:p>
          </table:table-cell>
          <table:table-cell office:value-type="string">
            <text:p>Nihal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table:style-name="ce2" office:value-type="date" office:date-value="2022-01-30">
            <text:p>30/01/22</text:p>
          </table:table-cell>
          <table:table-cell table:style-name="ce2" office:value-type="date" office:date-value="2022-01-31">
            <text:p>31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unknown</text:p>
          </table:table-cell>
          <table:table-cell office:value-type="string">
            <text:p>Nihal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table:style-name="ce2" office:value-type="date" office:date-value="2022-01-30">
            <text:p>30/01/22</text:p>
          </table:table-cell>
          <table:table-cell table:style-name="ce2" office:value-type="date" office:date-value="2022-01-31">
            <text:p>31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Einstein's God Plan</text:p>
          </table:table-cell>
          <table:table-cell office:value-type="string">
            <text:p>Amrita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table:style-name="ce2" office:value-type="date" office:date-value="2022-01-31">
            <text:p>31/01/22</text:p>
          </table:table-cell>
          <table:table-cell table:style-name="ce2" office:value-type="date" office:date-value="2022-02-01">
            <text:p>01/02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5"/>
          <table:table-cell table:style-name="ce2"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7"/>
          <table:table-cell office:value-type="float" office:value="7400">
            <text:p>7400</text:p>
          </table:table-cell>
          <table:table-cell office:value-type="float" office:value="740">
            <text:p>740</text:p>
          </table:table-cell>
          <table:table-cell office:value-type="float" office:value="6660">
            <text:p>6660</text:p>
          </table:table-cell>
          <table:table-cell table:number-columns-repeated="6"/>
        </table:table-row>
        <table:table-row table:style-name="ro1">
          <table:table-cell table:number-columns-repeated="15"/>
          <table:table-cell table:style-name="ce2" table:number-columns-repeated="2"/>
          <table:table-cell/>
        </table:table-row>
        <table:table-row table:style-name="ro1" table:number-rows-repeated="10">
          <table:table-cell table:number-columns-repeated="18"/>
        </table:table-row>
        <table:table-row table:style-name="ro1">
          <table:table-cell table:number-columns-repeated="2"/>
          <table:table-cell office:value-type="float" office:value="6550">
            <text:p>6550</text:p>
          </table:table-cell>
          <table:table-cell table:number-columns-repeated="15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ath Vally 2</text:p>
          </table:table-cell>
          <table:table-cell office:value-type="string">
            <text:p>Amrita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/>
          <table:table-cell office:value-type="string">
            <text:p>yes</text:p>
          </table:table-cell>
          <table:table-cell/>
          <table:table-cell table:number-columns-repeated="3" table:style-name="ce2" office:value-type="date" office:date-value="2022-02-01">
            <text:p>01/02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kheart</text:p>
          </table:table-cell>
          <table:table-cell office:value-type="string">
            <text:p>Nikhil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800">
            <text:p>800</text:p>
          </table:table-cell>
          <table:table-cell office:value-type="float" office:value="950">
            <text:p>950</text:p>
          </table:table-cell>
          <table:table-cell office:value-type="float" office:value="95">
            <text:p>95</text:p>
          </table:table-cell>
          <table:table-cell office:value-type="float" office:value="855">
            <text:p>855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date" office:date-value="2022-02-01">
            <text:p>01/02/22</text:p>
          </table:table-cell>
          <table:table-cell table:style-name="ce2" office:value-type="date" office:date-value="2022-02-02">
            <text:p>02/02/22</text:p>
          </table:table-cell>
          <table:table-cell table:style-name="ce2" office:value-type="date" office:date-value="2022-02-04">
            <text:p>04/02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nknown</text:p>
          </table:table-cell>
          <table:table-cell office:value-type="string">
            <text:p>Nihal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table:style-name="ce2" office:value-type="date" office:date-value="2022-02-02">
            <text:p>02/02/22</text:p>
          </table:table-cell>
          <table:table-cell table:style-name="ce2" office:value-type="date" office:date-value="2022-02-03">
            <text:p>03/02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nknown</text:p>
          </table:table-cell>
          <table:table-cell office:value-type="string">
            <text:p>Nihal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yes</text:p>
          </table:table-cell>
          <table:table-cell/>
          <table:table-cell table:number-columns-repeated="3" table:style-name="ce2" office:value-type="date" office:date-value="2022-02-03">
            <text:p>03/02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torm of The Century</text:p>
          </table:table-cell>
          <table:table-cell office:value-type="string">
            <text:p>Nikhil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25">
            <text:p>25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table:style-name="ce2" office:value-type="date" office:date-value="2022-02-03">
            <text:p>03/02/22</text:p>
          </table:table-cell>
          <table:table-cell table:style-name="ce2" office:value-type="date" office:date-value="2022-02-06">
            <text:p>06/02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torm of The Century ,E1</text:p>
          </table:table-cell>
          <table:table-cell table:style-name="ce1" office:value-type="string">
            <text:p>Nikhil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270">
            <text:p>270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table:style-name="ce2" office:value-type="date" office:date-value="2022-02-03">
            <text:p>03/02/22</text:p>
          </table:table-cell>
          <table:table-cell table:style-name="ce2" office:value-type="date" office:date-value="2022-02-06">
            <text:p>06/02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torm of The Century ,E2</text:p>
          </table:table-cell>
          <table:table-cell office:value-type="string">
            <text:p>Nikhil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300">
            <text:p>300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270">
            <text:p>270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date" office:date-value="2022-02-03">
            <text:p>03/02/22</text:p>
          </table:table-cell>
          <table:table-cell table:style-name="ce2" office:value-type="date" office:date-value="2022-02-04">
            <text:p>04/02/22</text:p>
          </table:table-cell>
          <table:table-cell table:style-name="ce2" office:value-type="date" office:date-value="2022-02-06">
            <text:p>06/02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torm of The Century, E3</text:p>
          </table:table-cell>
          <table:table-cell office:value-type="string">
            <text:p>Nikhi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270">
            <text:p>270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date" office:date-value="2022-02-03">
            <text:p>03/02/22</text:p>
          </table:table-cell>
          <table:table-cell table:number-columns-repeated="2" table:style-name="ce2" office:value-type="date" office:date-value="2022-02-06">
            <text:p>06/02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nknown</text:p>
          </table:table-cell>
          <table:table-cell office:value-type="string">
            <text:p>Nihal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table:style-name="ce2" office:value-type="date" office:date-value="2022-02-03">
            <text:p>03/02/22</text:p>
          </table:table-cell>
          <table:table-cell table:style-name="ce2" office:value-type="date" office:date-value="2022-02-04">
            <text:p>04/02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unknown</text:p>
          </table:table-cell>
          <table:table-cell office:value-type="string">
            <text:p>Nihal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table:style-name="ce2" office:value-type="date" office:date-value="2022-02-03">
            <text:p>03/02/22</text:p>
          </table:table-cell>
          <table:table-cell table:style-name="ce2" office:value-type="date" office:date-value="2022-02-04">
            <text:p>04/02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unknown</text:p>
          </table:table-cell>
          <table:table-cell office:value-type="string">
            <text:p>Nihal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date" office:date-value="2022-02-04">
            <text:p>04/02/22</text:p>
          </table:table-cell>
          <table:table-cell table:style-name="ce2" office:value-type="date" office:date-value="2022-02-05">
            <text:p>05/02/22</text:p>
          </table:table-cell>
          <table:table-cell table:style-name="ce2" office:value-type="date" office:date-value="2022-02-06">
            <text:p>06/02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unknown</text:p>
          </table:table-cell>
          <table:table-cell office:value-type="string">
            <text:p>Nihal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date" office:date-value="2022-02-05">
            <text:p>05/02/22</text:p>
          </table:table-cell>
          <table:table-cell table:number-columns-repeated="2" table:style-name="ce2" office:value-type="date" office:date-value="2022-02-06">
            <text:p>06/02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unknown</text:p>
          </table:table-cell>
          <table:table-cell office:value-type="string">
            <text:p>Nihal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date" office:date-value="2022-02-05">
            <text:p>05/02/22</text:p>
          </table:table-cell>
          <table:table-cell table:number-columns-repeated="2" table:style-name="ce2" office:value-type="date" office:date-value="2022-02-06">
            <text:p>06/02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Unreakbal</text:p>
          </table:table-cell>
          <table:table-cell office:value-type="string">
            <text:p>Amrita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table:style-name="ce2" office:value-type="date" office:date-value="2022-02-06">
            <text:p>06/02/22</text:p>
          </table:table-cell>
          <table:table-cell table:style-name="ce2" office:value-type="date" office:date-value="2022-02-08">
            <text:p>08/02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The Shining</text:p>
          </table:table-cell>
          <table:table-cell office:value-type="string">
            <text:p>Nikhil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50">
            <text:p>450</text:p>
          </table:table-cell>
          <table:table-cell office:value-type="float" office:value="45">
            <text:p>45</text:p>
          </table:table-cell>
          <table:table-cell office:value-type="float" office:value="405">
            <text:p>405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date" office:date-value="2022-02-05">
            <text:p>05/02/22</text:p>
          </table:table-cell>
          <table:table-cell table:style-name="ce2" office:value-type="date" office:date-value="2022-02-08">
            <text:p>08/02/22</text:p>
          </table:table-cell>
          <table:table-cell table:style-name="ce2" office:value-type="date" office:date-value="2022-02-10">
            <text:p>10/02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The Shining</text:p>
          </table:table-cell>
          <table:table-cell office:value-type="string">
            <text:p>Nikhil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50">
            <text:p>450</text:p>
          </table:table-cell>
          <table:table-cell office:value-type="float" office:value="45">
            <text:p>45</text:p>
          </table:table-cell>
          <table:table-cell office:value-type="float" office:value="405">
            <text:p>405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date" office:date-value="2022-02-05">
            <text:p>05/02/22</text:p>
          </table:table-cell>
          <table:table-cell table:style-name="ce2" office:value-type="date" office:date-value="2022-02-09">
            <text:p>09/02/22</text:p>
          </table:table-cell>
          <table:table-cell table:style-name="ce2" office:value-type="date" office:date-value="2022-02-10">
            <text:p>10/02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unknown</text:p>
          </table:table-cell>
          <table:table-cell office:value-type="string">
            <text:p>Nihal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date" office:date-value="2022-02-08">
            <text:p>08/02/22</text:p>
          </table:table-cell>
          <table:table-cell table:number-columns-repeated="2" table:style-name="ce2" office:value-type="date" office:date-value="2022-02-09">
            <text:p>09/02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The Starship Rising</text:p>
          </table:table-cell>
          <table:table-cell office:value-type="string">
            <text:p>Nikhil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700">
            <text:p>700</text:p>
          </table:table-cell>
          <table:table-cell office:value-type="float" office:value="850">
            <text:p>850</text:p>
          </table:table-cell>
          <table:table-cell office:value-type="float" office:value="85">
            <text:p>85</text:p>
          </table:table-cell>
          <table:table-cell office:value-type="float" office:value="775">
            <text:p>775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date" office:date-value="2022-02-06">
            <text:p>06/02/22</text:p>
          </table:table-cell>
          <table:table-cell table:number-columns-repeated="2" table:style-name="ce2" office:value-type="date" office:date-value="2022-02-10">
            <text:p>10/02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unknown</text:p>
          </table:table-cell>
          <table:table-cell office:value-type="string">
            <text:p>Nihal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 table:number-columns-repeated="3"/>
          <table:table-cell table:style-name="ce2" office:value-type="date" office:date-value="2022-02-15">
            <text:p>15/02/22</text:p>
          </table:table-cell>
          <table:table-cell table:number-columns-repeated="2" table:style-name="ce2" office:value-type="date" office:date-value="2022-02-16">
            <text:p>16/02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The Spiderwick Chronicles (2008)</text:p>
          </table:table-cell>
          <table:table-cell office:value-type="string">
            <text:p>Nikhil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800">
            <text:p>800</text:p>
          </table:table-cell>
          <table:table-cell office:value-type="float" office:value="950">
            <text:p>950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6">16/02/2022</text:date>, <text:time>13:4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prabhat Maurya</meta:initial-creator>
    <meta:creation-date>2022-01-22T00:08:22.48</meta:creation-date>
    <dc:date>2022-02-16T13:43:18.62</dc:date>
    <dc:creator>Suprabhat Maurya</dc:creator>
    <meta:editing-duration>PT10H27M7S</meta:editing-duration>
    <meta:editing-cycles>69</meta:editing-cycles>
    <meta:generator>OpenOffice/4.1.11$Win32 OpenOffice.org_project/4111m1$Build-9808</meta:generator>
    <meta:document-statistic meta:table-count="3" meta:cell-count="538" meta:object-count="0"/>
  </office:meta>
</office:document-meta>
</file>